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86ad1" officeooo:paragraph-rsid="001e4d9d" style:font-size-asian="12pt" style:font-size-complex="12pt"/>
    </style:style>
    <style:style style:name="P2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1d970e" officeooo:paragraph-rsid="001e4d9d" style:font-size-asian="12pt" style:font-size-complex="12pt"/>
    </style:style>
    <style:style style:name="P3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55caa" officeooo:paragraph-rsid="001e4d9d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75c09" officeooo:paragraph-rsid="001e4d9d" style:font-size-asian="12pt" style:font-size-complex="12pt"/>
    </style:style>
    <style:style style:name="P5" style:family="paragraph" style:parent-style-name="Text_20_body">
      <style:paragraph-properties fo:margin-top="0in" fo:margin-bottom="0in" loext:contextual-spacing="true"/>
      <style:text-properties fo:font-variant="normal" fo:text-transform="none" fo:color="#252525" style:font-name="Liberation Serif" fo:font-size="12pt" fo:letter-spacing="normal" fo:font-style="normal" fo:font-weight="normal" officeooo:rsid="0037a0ec" officeooo:paragraph-rsid="001e4d9d" style:font-size-asian="12pt" style:font-size-complex="12pt"/>
    </style:style>
    <style:style style:name="P6" style:family="paragraph" style:parent-style-name="Text_20_body">
      <style:paragraph-properties fo:margin-top="0in" fo:margin-bottom="0in" loext:contextual-spacing="true"/>
      <style:text-properties officeooo:rsid="0019bf8c" officeooo:paragraph-rsid="001e4d9d"/>
    </style:style>
    <style:style style:name="P7" style:family="paragraph" style:parent-style-name="Text_20_body">
      <style:paragraph-properties fo:margin-top="0in" fo:margin-bottom="0in" loext:contextual-spacing="true"/>
      <style:text-properties style:font-name="Liberation Serif" fo:font-style="italic" officeooo:rsid="0065fa3f" officeooo:paragraph-rsid="001e4d9d" style:font-style-asian="italic" style:font-style-complex="italic"/>
    </style:style>
    <style:style style:name="P8" style:family="paragraph" style:parent-style-name="Text_20_body">
      <style:paragraph-properties fo:margin-top="0in" fo:margin-bottom="0in" loext:contextual-spacing="true"/>
      <style:text-properties style:font-name="Liberation Serif" fo:font-style="italic" officeooo:paragraph-rsid="001e4d9d" style:font-style-asian="italic" style:font-style-complex="italic"/>
    </style:style>
    <style:style style:name="P9" style:family="paragraph" style:parent-style-name="Text_20_body">
      <style:paragraph-properties fo:margin-top="0in" fo:margin-bottom="0in" loext:contextual-spacing="true"/>
      <style:text-properties officeooo:rsid="001bb191" officeooo:paragraph-rsid="001e4d9d"/>
    </style:style>
    <style:style style:name="P10" style:family="paragraph" style:parent-style-name="Text_20_body">
      <style:paragraph-properties fo:margin-top="0in" fo:margin-bottom="0in" loext:contextual-spacing="true"/>
      <style:text-properties officeooo:rsid="001cace5" officeooo:paragraph-rsid="001e4d9d"/>
    </style:style>
    <style:style style:name="P11" style:family="paragraph" style:parent-style-name="Text_20_body">
      <style:paragraph-properties fo:margin-top="0in" fo:margin-bottom="0in" loext:contextual-spacing="true"/>
      <style:text-properties style:font-name="Dudu Cyryllic" officeooo:rsid="0065fa3f" officeooo:paragraph-rsid="001e4d9d"/>
    </style:style>
    <style:style style:name="P12" style:family="paragraph" style:parent-style-name="Text_20_body">
      <style:paragraph-properties fo:margin-top="0in" fo:margin-bottom="0in" loext:contextual-spacing="true"/>
      <style:text-properties officeooo:rsid="001e7ca7" officeooo:paragraph-rsid="001e4d9d"/>
    </style:style>
    <style:style style:name="P13" style:family="paragraph" style:parent-style-name="Text_20_body">
      <style:paragraph-properties fo:margin-top="0in" fo:margin-bottom="0in" loext:contextual-spacing="true"/>
      <style:text-properties officeooo:paragraph-rsid="001e4d9d"/>
    </style:style>
    <style:style style:name="P14" style:family="paragraph" style:parent-style-name="Heading_20_2">
      <style:paragraph-properties fo:text-align="center" style:justify-single-word="false"/>
      <style:text-properties officeooo:rsid="00209a25" officeooo:paragraph-rsid="001e4d9d"/>
    </style:style>
    <style:style style:name="T1" style:family="text">
      <style:text-properties officeooo:rsid="0260d54c"/>
    </style:style>
    <style:style style:name="T2" style:family="text">
      <style:text-properties officeooo:rsid="026fe597"/>
    </style:style>
    <style:style style:name="T3" style:family="text">
      <style:text-properties officeooo:rsid="0019bf8c"/>
    </style:style>
    <style:style style:name="T4" style:family="text">
      <style:text-properties officeooo:rsid="0395ddd4"/>
    </style:style>
    <style:style style:name="T5" style:family="text">
      <style:text-properties officeooo:rsid="017fb60a"/>
    </style:style>
    <style:style style:name="T6" style:family="text">
      <style:text-properties officeooo:rsid="000a8372"/>
    </style:style>
    <style:style style:name="T7" style:family="text">
      <style:text-properties officeooo:rsid="001a7c82"/>
    </style:style>
    <style:style style:name="T8" style:family="text">
      <style:text-properties officeooo:rsid="02619c28"/>
    </style:style>
    <style:style style:name="T9" style:family="text">
      <style:text-properties officeooo:rsid="001bb191"/>
    </style:style>
    <style:style style:name="T10" style:family="text">
      <style:text-properties officeooo:rsid="000c8217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26fe597"/>
    </style:style>
    <style:style style:name="T13" style:family="text">
      <style:text-properties style:font-name="Liberation Serif" officeooo:rsid="017fb60a"/>
    </style:style>
    <style:style style:name="T14" style:family="text">
      <style:text-properties officeooo:rsid="02710902"/>
    </style:style>
    <style:style style:name="T15" style:family="text">
      <style:text-properties officeooo:rsid="0180b4f5"/>
    </style:style>
    <style:style style:name="T16" style:family="text">
      <style:text-properties officeooo:rsid="0065fa3f"/>
    </style:style>
    <style:style style:name="T17" style:family="text">
      <style:text-properties officeooo:rsid="01828427"/>
    </style:style>
    <style:style style:name="T18" style:family="text">
      <style:text-properties officeooo:rsid="03965a46"/>
    </style:style>
    <style:style style:name="T19" style:family="text">
      <style:text-properties officeooo:rsid="00386a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/>
      <text:p text:style-name="P13"/>
      <text:p text:style-name="P6"><text:span text:style-name="T1">Выход</text:span>ит, на поводке у Двойки меня держит желудок, орган воспроизводства и... и?..</text:p>
      <text:p text:style-name="P6"><text:span text:style-name="T2">Нужно же ещё что-то третье</text:span>, <text:span text:style-name="T1">двухмерность мышления это как-то уже не по-гегельянски...</text:span></text:p>
      <text:p text:style-name="P6"><text:span text:style-name="T1">Где третий? Говори!</text:span>...</text:p>
      <text:p text:style-name="P6">А вот и он родимый — мозг! </text:p>
      <text:p text:style-name="P13"><text:span text:style-name="T3">С его духовными запросами. <text:s/>С его потребностью излить </text:span>поглощённые знания. </text:p>
      <text:p text:style-name="P13"><text:span text:style-name="T4">А то же ведь и лопнуть недолго.</text:span> </text:p>
      <text:p text:style-name="P13"><text:span text:style-name="T4">Э</text:span>то ж <text:span text:style-name="T4">такая </text:span>м<text:span text:style-name="T4">ý</text:span>ка, когда бисер есть, дa метать не перед кем. </text:p>
      <text:p text:style-name="P13"/>
      <text:p text:style-name="P8"><text:span text:style-name="T5">(...кого не прельстит роль</text:span> Ментора? Изрека<text:span text:style-name="T1">еш</text:span>ь перлы мудрости пред наивно вн<text:span text:style-name="T6">емлю</text:span>щим отроком…<text:span text:style-name="T5">)</text:span></text:p>
      <text:p text:style-name="P13"><text:s/></text:p>
      <text:p text:style-name="P13">Двойка <text:span text:style-name="T7">даёт мне</text:span> такую возможность своими вопросами. </text:p>
      <text:p text:style-name="P13">Как <text:span text:style-name="T7">правильнее </text:span>вести себя в джунглях возленаучных склок, <text:span text:style-name="T7">где каждый паук за себя, а банка одна на всех</text:span>? </text:p>
      <text:p text:style-name="P13">Кто <text:span text:style-name="T7">полезнее</text:span> <text:span text:style-name="T1">в научной <text:s/>карьере — та</text:span>лантливый, но пьющий микрошеф (завлабораторией), или <text:span text:style-name="T7">тупой, как валенок,</text:span> <text:s/><text:span text:style-name="T1">но</text:span> макрошеф (нач<text:span text:style-name="T7">альник институтского</text:span> отдела)? </text:p>
      <text:p text:style-name="P13">Кому служить? </text:p>
      <text:p text:style-name="P13">Отвечая на эти и подобные вопросы, я поразился <text:s/>запасам <text:span text:style-name="T6">своего </text:span>маккиавелизма. </text:p>
      <text:p text:style-name="P13">Такое про себя мне <text:span text:style-name="T7">и во сне не снилось</text:span>, общение с Двойкой открыло <text:s/><text:span text:style-name="T2">мне </text:span>глаза <text:span text:style-name="T7">и </text:span>на <text:span text:style-name="T2">такую</text:span> мою грань. </text:p>
      <text:p text:style-name="P13"><text:span text:style-name="T7">Впрочем</text:span>, суть моих моралей настолько проста, что <text:span text:style-name="T7">Двойка</text:span> их и сам нутром чует и поступает сообразно, вот <text:span text:style-name="T5">только </text:span>вы<text:span text:style-name="T2">разит</text:span>ь не может, что <text:span text:style-name="T2">все </text:span>мы приходим в этот мир, когда уже всё занято <text:span text:style-name="T6">—</text:span> «местов нет!»; и <text:span text:style-name="T7">тут</text:span> возникает цель <text:span text:style-name="T6">—</text:span> урвать себе место под солнцем, а цель оправдывает средства… </text:p>
      <text:p text:style-name="P13">Двойка с готовностью согласен <text:span text:style-name="T1">согласиться</text:span>, <text:span text:style-name="T7">но сам-то</text:span> я? </text:p>
      <text:p text:style-name="P13"><text:span text:style-name="T7">Живу ли я п</text:span>о этой проповеди? <text:span text:style-name="T1">Блюду ли, с</text:span>ледую <text:span text:style-name="T7">ли </text:span>ей? </text:p>
      <text:p text:style-name="P13"/>
      <text:p text:style-name="P8"><text:span text:style-name="T5">(...а совсем</text:span> не обязательно следовать собственн<text:span text:style-name="T4">ым</text:span> теори<text:span text:style-name="T4">ям</text:span>. </text:p>
      <text:p text:style-name="P8">Ницше, изобретатель сверхчеловека в образе «белокурой бестии», физически был жалким хлюпиком. </text:p>
      <text:p text:style-name="P8">«Урв<text:span text:style-name="T7">и</text:span> <text:span text:style-name="T8">себе </text:span>место под солнцем»,- <text:span text:style-name="T7">поучаю</text:span> я. </text:p>
      <text:p text:style-name="P8"><text:span text:style-name="T7">Всё так</text:span>. </text:p>
      <text:p text:style-name="P8">Но сам, <text:span text:style-name="T8">пожалуй,</text:span> <text:span text:style-name="T7">предпочту</text:span> искать другое солнце, чем <text:span text:style-name="T9">лезть</text:span> в <text:span text:style-name="T9">их </text:span>тесноту, <text:span text:style-name="T8">грызню и давку</text:span>...<text:span text:style-name="T5">)</text:span> </text:p>
      <text:p text:style-name="P8"/>
      <text:p text:style-name="P13">Ну, что <text:span text:style-name="T6">—</text:span> натешился самопсихоанализом? Все изнанки вывернуты? </text:p>
      <text:p text:style-name="P13">Да не стесняйся <text:span text:style-name="T2">ты —</text:span> я тут один, Двойке не до меня, <text:s/>всё <text:span text:style-name="T2">так же</text:span> <text:span text:style-name="T4">накручивает</text:span> телефонный диск, заглядывая в блокнотик. </text:p>
      <text:p text:style-name="P13"><text:span text:style-name="T2">Ну,</text:span> всё, что ли? Ублажение желудка, поманка подержаными шлюхами, да тщесл<text:span text:style-name="T6">ав</text:span>ное самощекотание <text:span text:style-name="T2">об свой</text:span> интеллектуальн<text:span text:style-name="T10">ый</text:span> бисер<text:span text:style-name="T10">?</text:span> </text:p>
      <text:p text:style-name="P13">Поэтому я с ним? </text:p>
      <text:p text:style-name="P13">Что ж, и поэтому тоже. </text:p>
      <text:p text:style-name="P13">А ещё, пожалуй, от ощущения свободы, когда вырываюсь к нему из рутины своего упорядоченного, утрамбованного, отшлифованного жизненного цикла с баней по четвергам, стиркой по понедельникам, глажкой по вторникам, с пляжем или читалкой по выходным и всегда с ощущением какой-то нехватки и пустоты, и всегда начеку... </text:p>
      <text:p text:style-name="P13"><text:soft-page-break/><text:span text:style-name="T2">Понятно, </text:span>ещё и свободолюби<text:span text:style-name="T2">ем блеснул.</text:span> Ай, молодец! Ну, теперь-то <text:span text:style-name="T6">— </text:span>всё? </text:p>
      <text:p text:style-name="P13">Конечно, всё, разве мало такого для дружбы? </text:p>
      <text:p text:style-name="P13">По диалектике <text:span text:style-name="T6">—</text:span> мало. Нужна ещё доля ненависти. </text:p>
      <text:p text:style-name="P13"><text:span text:style-name="T2">А</text:span> за что мне его ненавидеть? Поит, кормит, даёт возможность вырваться. </text:p>
      <text:p text:style-name="P13"><text:span text:style-name="T2">Плю</text:span><text:span text:style-name="T12">с</text:span><text:span text:style-name="T13"> возможность</text:span><text:span text:style-name="T11"> поупражняться в мазохизме. Что есть блаженство если не сладкая боль</text:span><text:span text:style-name="T13">?</text:span></text:p>
      <text:p text:style-name="P13"><text:s/></text:p>
      <text:p text:style-name="P8"><text:span text:style-name="T2">(...с</text:span>пал он с ней или нет? </text:p>
      <text:p text:style-name="P8">Всё во мне стискивается и мучительно-сладко <text:span text:style-name="T9">ноет</text:span>: не может быть… а если?.. </text:p>
      <text:p text:style-name="P8">Снова боль и тягучее тёплое растекание: нет, нет…<text:span text:style-name="T2">)</text:span> </text:p>
      <text:p text:style-name="P8"/>
      <text:p text:style-name="P13">В один из моих приездов к <text:span text:style-name="T14">Двойке</text:span> в село, поздней ветреной ночью мы сидели в автобусной ожидал<text:span text:style-name="T9">ов</text:span>ке <text:span text:style-name="T4">на</text:span> пустой раздольной площад<text:span text:style-name="T14">и</text:span>. <text:s/></text:p>
      <text:p text:style-name="P13"><text:span text:style-name="T14">П</text:span>обелку стен <text:span text:style-name="T14">и все л</text:span>авки <text:span text:style-name="T9">избороздили </text:span>клейм<text:span text:style-name="T9">а разных</text:span> «Deep Purple», ДИНАМО, Блицов, Свет<text:span text:style-name="T9">ок</text:span>, Вохов и множества дат. </text:p>
      <text:p text:style-name="P9">Двойка вдруг свёл разговор на Иру.</text:p>
      <text:p text:style-name="P9">- Она говорила, что <text:span text:style-name="T14">лучше, чем с тобой ей </text:span>ни с кем не было.</text:p>
      <text:p text:style-name="P10">Он словно скальп с меня содрал этим комплиментом. </text:p>
      <text:p text:style-name="P10">Такое не говор<text:span text:style-name="T14">ится</text:span> за столиком в кафешке. Для этого надо лежать в одной постели после акта.</text:p>
      <text:p text:style-name="P10">Рассчитывала, что когда-нибудь Двойка донесёт до меня эти слова и я дорисую остальное?</text:p>
      <text:p text:style-name="P10">Или просто из кошачьей женской склонности царапнуть <text:span text:style-name="T14">ёбаря</text:span>? </text:p>
      <text:p text:style-name="P10">То-то он <text:s/><text:span text:style-name="T8">враз </text:span>потянулся за <text:s/>«Беломором»... </text:p>
      <text:p text:style-name="P10">Зря комплекс<text:span text:style-name="T15">уешь</text:span>, Двойка, сексуальным гигантом я никогда не был.</text:p>
      <text:p text:style-name="P10">Он вдруг почувствовал, что ляпнул лишнее и, <text:span text:style-name="T16">чтоб замылить,</text:span> начал что есть мочи уверять, что у него с ней в жизни ничего, <text:span text:style-name="T4">никогда...</text:span> </text:p>
      <text:p text:style-name="P10">Как будто я его спрашивал.</text:p>
      <text:p text:style-name="P11"/>
      <text:p text:style-name="P7"><text:span text:style-name="T15">(...е</text:span>сли <text:span text:style-name="T8">слишком </text:span>долго коси<text:span text:style-name="T8">т</text:span>ь под простачка, то <text:span text:style-name="T8">временами</text:span> таким и становишься...<text:span text:style-name="T15">)</text:span></text:p>
      <text:p text:style-name="P7"/>
      <text:p text:style-name="P10">- Ты её когда-нибудь бил?- спросил он чуть погодя.</text:p>
      <text:p text:style-name="P10">М-да, и про ту пощёчину рассказала.</text:p>
      <text:p text:style-name="P10">- Ударил один раз, при заключительном свидании,- отчитался я,- но совсем слегка; исключительно для соблюдения протокола.</text:p>
      <text:p text:style-name="P10">Двойка хохотнул своим фирменным смешком.</text:p>
      <text:p text:style-name="P10"/>
      <text:p text:style-name="P12">На следующее утро мы пошли искупаться в «к<text:span text:style-name="T17">ó</text:span>панке». </text:p>
      <text:p text:style-name="P12">Мне не захотелось лезть в воду. Я обошёл пруд кругом и лёг на берегу. </text:p>
      <text:p text:style-name="P12">Двойка проплыл из конца в конец. </text:p>
      <text:p text:style-name="P12"><text:span text:style-name="T14">В</text:span> его глазах плавилось <text:span text:style-name="T14">довольное г</text:span>олубое мерцание, когда, поправляя истекающие водой плавки, он вышел на берег рядом со мной.</text:p>
      <text:p text:style-name="P12">«С таким же взглядом он слезал с неё,»- подумал я. Эта мысль принесла боль. </text:p>
      <text:p text:style-name="P12">Слабее, чем я ожидал. Сильнее, чем хотелось бы.</text:p>
      <text:p text:style-name="P2"/>
      <text:p text:style-name="P3">Она сама подошла на пляже и начала разговор о «Morning Star», что лежала на песке рядом с розовым одеяльцем, на котором я сидел.</text:p>
      <text:p text:style-name="P3">Это я на самом деле читаю, или <text:span text:style-name="T4">это </text:span>такая приманка для девушек? Вот тут про что написано?</text:p>
      <text:p text:style-name="P3">Мне пришлось рассказать, что там про 19-летнего юношу, члена семьи контрабандистов.</text:p>
      <text:p text:style-name="P3">Они регулярно летали из Пакистана в Англию, заглотавши по куче целлофановых пакетиков с наркотой. </text:p>
      <text:p text:style-name="P3">Желудок — идеальный тайничок, ни одна собака в аэропорту не унюхает.</text:p>
      <text:p text:style-name="P3">По прибытии на явочную квартиру <text:span text:style-name="T18">в Лондоне, </text:span>вся семья проходила промывание желудка и — <text:soft-page-break/>пожалста! — очередная партия доставлена.</text:p>
      <text:p text:style-name="P3">Прокол случился во время полёта, когда у юноши в желудке лопнул один из пакетиков. </text:p>
      <text:p text:style-name="P3">Туда упаковывалось куда больше, чем на одну дозу и парня потащило так, что из аэропорта его отвезли прямиком в госпиталь. </text:p>
      <text:p text:style-name="P3">Наркотики ему из желудка вымыли и жизнь спасли. </text:p>
      <text:p text:style-name="P3">Вот только семейный бизнес накрылся.</text:p>
      <text:p text:style-name="P3">Грустная, вобщем, история.</text:p>
      <text:p text:style-name="P3"/>
      <text:p text:style-name="P3">Она посочувствовала и сообщила, что тоже работает медсестрой. </text:p>
      <text:p text:style-name="P3">Хорошая профессия для девушки лет тридцати. Лицом не киноактриса, а остальное всё на месте. </text:p>
      <text:p text:style-name="P3">Купальник не даст соврать.</text:p>
      <text:p text:style-name="P4"><text:span text:style-name="T18">Закончив</text:span> осмотр, мне пришлось подтянуть свои колени к подбородку, чтоб и дальше сидеть культурно.</text:p>
      <text:p text:style-name="P4"><text:span text:style-name="T18">А д</text:span>альше всё пошло как в сказке, она сказала мне свой адрес <text:span text:style-name="T18">Н</text:span>а Семи Ветрах и мы условились, что во вторник я посещу её с визитом дружбы и взаимопонимания.</text:p>
      <text:p text:style-name="P4">Она ушла по пляжному песку, а мне пришлось растянуться на животе, чтоб не бросаться в глаза пляжникам своими вздыбленными плавками по случаю многообещающего вторника.</text:p>
      <text:p text:style-name="P4"/>
      <text:p text:style-name="P4">Он наконец пришёл и после работы я поехал с привокзальной площади на Мир, в магазин «Цветы». </text:p>
      <text:p text:style-name="P4">Ничего путного там не оказалось. Пришлось купить какую-то помесь между ромашками и подсолнечником.</text:p>
      <text:p text:style-name="P5">До условного часа оставалось ещё немало времени и я пошёл пешком обратно на Вокзал, чтобы по Клубной выйти к Семи Ветрам. </text:p>
      <text:p text:style-name="P1">На Зеленчаке водитель автокрана из нашего СМП, Владимир Гавкалов, который лицом схож с Игорем, братом Иры, рысцой пересёк мне дорогу.</text:p>
      <text:p text:style-name="P5">- <text:span text:style-name="T19">Серёга!- крикнул он на бегу.- Ты перепутал — баня в другой стороне.</text:span></text:p>
      <text:p text:style-name="P1">Букет мне и самому не слишком нравился, но я продолжил нести е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6:57:57.773739678</meta:creation-date>
    <dc:date>2017-03-03T16:58:02.481304809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84" meta:word-count="1020" meta:character-count="6495" meta:non-whitespace-character-count="5485"/>
    <meta:generator>LibreOffice/4.3.3.2$Linux_x86 LibreOffice_project/430m0$Build-2</meta:generator>
  </office:meta>
</office:document-meta>
</file>